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weight="bold" officeooo:rsid="0019dc9d" officeooo:paragraph-rsid="0019dc9d" style:font-weight-asian="bold" style:font-weight-complex="bold"/>
    </style:style>
    <style:style style:name="P2" style:family="paragraph" style:parent-style-name="Standard">
      <style:text-properties officeooo:rsid="0019dc9d" officeooo:paragraph-rsid="0019dc9d"/>
    </style:style>
    <style:style style:name="P3" style:family="paragraph" style:parent-style-name="Standard">
      <style:text-properties officeooo:rsid="0019dc9d" officeooo:paragraph-rsid="0019dc9d" fo:background-color="#ffff00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jogar arquivos no github</text:p>
      <text:p text:style-name="P2"/>
      <text:p text:style-name="P3">mkdir meu-primeiro-repo</text:p>
      <text:p text:style-name="P2"/>
      <text:p text:style-name="P3">cd meu-primeiro-repo</text:p>
      <text:p text:style-name="P2"/>
      <text:p text:style-name="P3">git init</text:p>
      <text:p text:style-name="P2"/>
      <text:p text:style-name="P3">echo "# Meu Primeiro Repositório" &gt; README.md</text:p>
      <text:p text:style-name="P2"/>
      <text:p text:style-name="P3">git add .</text:p>
      <text:p text:style-name="P2"/>
      <text:p text:style-name="P3">git commit -m "Primeiro commit: adiciona README"</text:p>
      <text:p text:style-name="P2"/>
      <text:p text:style-name="P3">git branch -M main</text:p>
      <text:p text:style-name="P2"/>
      <text:p text:style-name="P2"><text:span text:style-name="T1">git remote add origin </text:span><text:a xlink:type="simple" xlink:href="mailto:git@github.com" text:style-name="Internet_20_link" text:visited-style-name="Visited_20_Internet_20_Link"><text:span text:style-name="T1">git@github.com</text:span></text:a><text:span text:style-name="T1">:seu-usuario/meu-primeiro-repo.git</text:span></text:p>
      <text:p text:style-name="P3"/>
      <text:p text:style-name="P3">git push -u origin ma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2:26:00.985795568</meta:creation-date>
    <dc:date>2025-10-24T12:27:26.207471667</dc:date>
    <meta:editing-duration>PT1M26S</meta:editing-duration>
    <meta:editing-cycles>1</meta:editing-cycles>
    <meta:document-statistic meta:table-count="0" meta:image-count="0" meta:object-count="0" meta:page-count="1" meta:paragraph-count="10" meta:word-count="42" meta:character-count="293" meta:non-whitespace-character-count="261"/>
    <meta:generator>LibreOffice/25.8.1.1$Linux_X86_64 LibreOffice_project/580$Build-1</meta:generator>
  </office:meta>
</office:document-meta>
</file>